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25pt" style:text-underline-style="solid" style:text-underline-width="auto" style:text-underline-color="font-color" fo:font-weight="bold" style:font-size-asian="25pt" style:font-weight-asian="bold" style:font-size-complex="25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ARVIL JAIN 2022UCP1302 LAB-4</text:span></text:p>
      <text:p text:style-name="P1"/>
      <text:p text:style-name="Standard"><text:span text:style-name="T2">TASK 1</text:span></text:p>
      <text:p text:style-name="Standard"><text:span text:style-name="T3">#include &lt;iostream&gt;</text:span></text:p>
      <text:p text:style-name="Standard"><text:span text:style-name="T3">#include &lt;string&gt;</text:span></text:p>
      <text:p text:style-name="Standard"><text:span text:style-name="T3">#include &lt;bitset&gt;</text:span></text:p>
      <text:p text:style-name="Standard"><text:span text:style-name="T3">#include &lt;random&gt;</text:span></text:p>
      <text:p text:style-name="P1"/>
      <text:p text:style-name="Standard"><text:span text:style-name="T3">std::string textToBinary(const std::string&amp; text) {</text:span></text:p>
      <text:p text:style-name="Standard"><text:span text:style-name="T3"><text:s text:c="4"/>std::string binaryString;</text:span></text:p>
      <text:p text:style-name="Standard"><text:span text:style-name="T3"><text:s text:c="4"/>for (char c : text) {</text:span></text:p>
      <text:p text:style-name="Standard"><text:span text:style-name="T3"><text:s text:c="8"/>binaryString += std::bitset&lt;8&gt;(c).to_string();</text:span></text:p>
      <text:p text:style-name="Standard"><text:span text:style-name="T3"><text:s text:c="4"/>}</text:span></text:p>
      <text:p text:style-name="Standard"><text:span text:style-name="T3"><text:s text:c="4"/>return binaryString;</text:span></text:p>
      <text:p text:style-name="Standard"><text:span text:style-name="T3">}</text:span></text:p>
      <text:p text:style-name="P1"/>
      <text:p text:style-name="Standard"><text:span text:style-name="T3">std::string binaryToText(const std::string&amp; binary) {</text:span></text:p>
      <text:p text:style-name="Standard"><text:span text:style-name="T3"><text:s text:c="4"/>std::string text;</text:span></text:p>
      <text:p text:style-name="Standard"><text:span text:style-name="T3"><text:s text:c="4"/>for (size_t i = 0; i &lt; binary.size(); i += 8) {</text:span></text:p>
      <text:p text:style-name="Standard"><text:span text:style-name="T3"><text:s text:c="8"/>std::bitset&lt;8&gt; byte(binary.substr(i, 8));</text:span></text:p>
      <text:p text:style-name="Standard"><text:soft-page-break/><text:span text:style-name="T3"><text:s text:c="8"/>text += static_cast&lt;char&gt;(byte.to_ulong());</text:span></text:p>
      <text:p text:style-name="Standard"><text:span text:style-name="T3"><text:s text:c="4"/>}</text:span></text:p>
      <text:p text:style-name="Standard"><text:span text:style-name="T3"><text:s text:c="4"/>return text;</text:span></text:p>
      <text:p text:style-name="Standard"><text:span text:style-name="T3">}</text:span></text:p>
      <text:p text:style-name="P1"/>
      <text:p text:style-name="Standard"><text:span text:style-name="T3">std::string generateRandomKey(size_t length) {</text:span></text:p>
      <text:p text:style-name="Standard"><text:span text:style-name="T3"><text:s text:c="4"/>std::random_device rd;</text:span></text:p>
      <text:p text:style-name="Standard"><text:span text:style-name="T3"><text:s text:c="4"/>std::mt19937 gen(rd());</text:span></text:p>
      <text:p text:style-name="Standard"><text:span text:style-name="T3"><text:s text:c="4"/>std::uniform_int_distribution&lt;&gt; dis(0, 1);</text:span></text:p>
      <text:p text:style-name="Standard"><text:span text:style-name="T3"><text:s text:c="4"/></text:span></text:p>
      <text:p text:style-name="Standard"><text:span text:style-name="T3"><text:s text:c="4"/>std::string key;</text:span></text:p>
      <text:p text:style-name="Standard"><text:span text:style-name="T3"><text:s text:c="4"/>for (size_t i = 0; i &lt; length; ++i) {</text:span></text:p>
      <text:p text:style-name="Standard"><text:span text:style-name="T3"><text:s text:c="8"/>key += std::to_string(dis(gen));</text:span></text:p>
      <text:p text:style-name="Standard"><text:span text:style-name="T3"><text:s text:c="4"/>}</text:span></text:p>
      <text:p text:style-name="Standard"><text:span text:style-name="T3"><text:s text:c="4"/>return key;</text:span></text:p>
      <text:p text:style-name="Standard"><text:span text:style-name="T3">}</text:span></text:p>
      <text:p text:style-name="P1"/>
      <text:p text:style-name="Standard"><text:span text:style-name="T3">std::string xorStrings(const std::string&amp; s1, const std::string&amp; s2) {</text:span></text:p>
      <text:p text:style-name="Standard"><text:span text:style-name="T3"><text:s text:c="4"/>std::string result;</text:span></text:p>
      <text:p text:style-name="Standard"><text:span text:style-name="T3"><text:s text:c="4"/>for (size_t i = 0; i &lt; s1.size(); ++i) {</text:span></text:p>
      <text:p text:style-name="Standard"><text:span text:style-name="T3"><text:s text:c="8"/>result += (s1[i] == s2[i]) ? '0' : '1';</text:span></text:p>
      <text:p text:style-name="Standard"><text:soft-page-break/><text:span text:style-name="T3"><text:s text:c="4"/>}</text:span></text:p>
      <text:p text:style-name="Standard"><text:span text:style-name="T3"><text:s text:c="4"/>return result;</text:span></text:p>
      <text:p text:style-name="Standard"><text:span text:style-name="T3">}</text:span></text:p>
      <text:p text:style-name="P1"/>
      <text:p text:style-name="Standard"><text:span text:style-name="T3">int main() {</text:span></text:p>
      <text:p text:style-name="Standard"><text:span text:style-name="T3"><text:s text:c="4"/>std::string plaintext = "HELLO";</text:span></text:p>
      <text:p text:style-name="Standard"><text:span text:style-name="T3"><text:s text:c="4"/>std::string binaryPlaintext = textToBinary(plaintext);</text:span></text:p>
      <text:p text:style-name="Standard"><text:span text:style-name="T3"><text:s text:c="4"/></text:span></text:p>
      <text:p text:style-name="Standard"><text:span text:style-name="T3"><text:s text:c="4"/>std::string key1 = generateRandomKey(binaryPlaintext.size());</text:span></text:p>
      <text:p text:style-name="Standard"><text:span text:style-name="T3"><text:s text:c="4"/>std::string key2 = generateRandomKey(binaryPlaintext.size());</text:span></text:p>
      <text:p text:style-name="Standard"><text:span text:style-name="T3"><text:s text:c="4"/></text:span></text:p>
      <text:p text:style-name="Standard"><text:span text:style-name="T3"><text:s text:c="4"/>std::string intermediateCiphertext = xorStrings(binaryPlaintext, key1);</text:span></text:p>
      <text:p text:style-name="Standard"><text:span text:style-name="T3"><text:s text:c="4"/>std::string finalCiphertext = xorStrings(intermediateCiphertext, key2);</text:span></text:p>
      <text:p text:style-name="P1"/>
      <text:p text:style-name="Standard"><text:span text:style-name="T3"><text:s text:c="4"/>std::cout &lt;&lt; "Plaintext: " &lt;&lt; plaintext &lt;&lt; std::endl;</text:span></text:p>
      <text:p text:style-name="Standard"><text:span text:style-name="T3"><text:s text:c="4"/>std::cout &lt;&lt; "Binary Plaintext: " &lt;&lt; binaryPlaintext &lt;&lt; std::endl;</text:span></text:p>
      <text:p text:style-name="Standard"><text:span text:style-name="T3"><text:s text:c="4"/>std::cout &lt;&lt; "Key 1: " &lt;&lt; key1 &lt;&lt; std::endl;</text:span></text:p>
      <text:p text:style-name="Standard"><text:span text:style-name="T3"><text:s text:c="4"/>std::cout &lt;&lt; "Key 2: " &lt;&lt; key2 &lt;&lt; std::endl;</text:span></text:p>
      <text:p text:style-name="Standard"><text:span text:style-name="T3"><text:s text:c="4"/>std::cout &lt;&lt; "Intermediate Ciphertext: " &lt;&lt; intermediateCiphertext &lt;&lt; std::endl;</text:span></text:p>
      <text:p text:style-name="Standard"><text:span text:style-name="T3"><text:s text:c="4"/>std::cout &lt;&lt; "Final Ciphertext: " &lt;&lt; finalCiphertext &lt;&lt; std::endl;</text:span></text:p>
      <text:p text:style-name="P1"/>
      <text:p text:style-name="Standard"><text:soft-page-break/><text:span text:style-name="T3"><text:s text:c="4"/>std::string decryptedIntermediate = xorStrings(finalCiphertext, key2);</text:span></text:p>
      <text:p text:style-name="Standard"><text:span text:style-name="T3"><text:s text:c="4"/>std::string decryptedBinaryPlaintext = xorStrings(decryptedIntermediate, key1);</text:span></text:p>
      <text:p text:style-name="Standard"><text:span text:style-name="T3"><text:s text:c="4"/>std::string decryptedPlaintext = binaryToText(decryptedBinaryPlaintext);</text:span></text:p>
      <text:p text:style-name="P1"/>
      <text:p text:style-name="Standard"><text:span text:style-name="T3"><text:s text:c="4"/>std::cout &lt;&lt; "Decrypted Intermediate Ciphertext: " &lt;&lt; decryptedIntermediate &lt;&lt; std::endl;</text:span></text:p>
      <text:p text:style-name="Standard"><text:span text:style-name="T3"><text:s text:c="4"/>std::cout &lt;&lt; "Decrypted Binary Plaintext: " &lt;&lt; decryptedBinaryPlaintext &lt;&lt; std::endl;</text:span></text:p>
      <text:p text:style-name="Standard"><text:span text:style-name="T3"><text:s text:c="4"/>std::cout &lt;&lt; "Decrypted Plaintext: " &lt;&lt; decryptedPlaintext &lt;&lt; std::endl;</text:span></text:p>
      <text:p text:style-name="P1"/>
      <text:p text:style-name="Standard"><text:span text:style-name="T3"><text:s text:c="4"/>return 0;</text:span></text:p>
      <text:p text:style-name="Standard"><text:span text:style-name="T3">}</text:span></text:p>
      <text:p text:style-name="P2"/>
      <text:p text:style-name="Standard"><text:span text:style-name="T2">TASK 2</text:span></text:p>
      <text:p text:style-name="P2"/>
      <text:p text:style-name="Standard"><text:span text:style-name="T3">std::string knownPlaintextAttack(const std::string&amp; knownPlaintext, const std::string&amp; knownCiphertext, const std::string&amp; fullCiphertext) {</text:span></text:p>
      <text:p text:style-name="Standard"><text:span text:style-name="T3"><text:s text:c="4"/>std::string binaryKnownPlaintext = textToBinary(knownPlaintext);</text:span></text:p>
      <text:p text:style-name="Standard"><text:span text:style-name="T3"><text:s text:c="4"/>std::string extractedKey = xorStrings(binaryKnownPlaintext, knownCiphertext.substr(0, binaryKnownPlaintext.size()));</text:span></text:p>
      <text:p text:style-name="Standard"><text:span text:style-name="T3"><text:s text:c="4"/></text:span></text:p>
      <text:p text:style-name="Standard"><text:span text:style-name="T3"><text:s text:c="4"/>return xorStrings(fullCiphertext, extractedKey);</text:span></text:p>
      <text:p text:style-name="Standard"><text:span text:style-name="T3">}</text:span></text:p>
      <text:p text:style-name="P1"/>
      <text:p text:style-name="Standard"><text:span text:style-name="T3">int main() {</text:span></text:p>
      <text:p text:style-name="Standard"><text:soft-page-break/><text:span text:style-name="T3"><text:s text:c="4"/>std::string plaintext = "HELLO";</text:span></text:p>
      <text:p text:style-name="Standard"><text:span text:style-name="T3"><text:s text:c="4"/>std::string binaryPlaintext = textToBinary(plaintext);</text:span></text:p>
      <text:p text:style-name="Standard"><text:span text:style-name="T3"><text:s text:c="4"/>std::string key = generateRandomKey(binaryPlaintext.size());</text:span></text:p>
      <text:p text:style-name="Standard"><text:span text:style-name="T3"><text:s text:c="4"/>std::string ciphertext = xorStrings(binaryPlaintext, key);</text:span></text:p>
      <text:p text:style-name="P1"/>
      <text:p text:style-name="Standard"><text:span text:style-name="T3"><text:s text:c="4"/>std::string knownPlaintext = "HEL";</text:span></text:p>
      <text:p text:style-name="Standard"><text:span text:style-name="T3"><text:s text:c="4"/>std::string knownCiphertext = ciphertext.substr(0, textToBinary(knownPlaintext).size());</text:span></text:p>
      <text:p text:style-name="Standard"><text:span text:style-name="T3"><text:s text:c="4"/></text:span></text:p>
      <text:p text:style-name="Standard"><text:span text:style-name="T3"><text:s text:c="4"/>std::string deducedPlaintext = knownPlaintextAttack(knownPlaintext, knownCiphertext, ciphertext);</text:span></text:p>
      <text:p text:style-name="Standard"><text:span text:style-name="T3"><text:s text:c="4"/></text:span></text:p>
      <text:p text:style-name="Standard"><text:span text:style-name="T3"><text:s text:c="4"/>std::cout &lt;&lt; "Deduced Plaintext: " &lt;&lt; deducedPlaintext &lt;&lt; std::endl;</text:span></text:p>
      <text:p text:style-name="P1"/>
      <text:p text:style-name="Standard"><text:span text:style-name="T3"><text:s text:c="4"/>return 0;</text:span></text:p>
      <text:p text:style-name="Standard"><text:span text:style-name="T3">}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82" meta:word-count="328" meta:character-count="3245" meta:non-whitespace-character-count="2729"/>
    <meta:generator>LibreOfficeDev/6.0.5.2$Linux_X86_64 LibreOffice_project/</meta:generator>
  </office:meta>
</office:document-meta>
</file>